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MATEURS</text:p>
      <text:p text:style-name="Standard"/>
      <text:p text:style-name="Standard">Gérer le planning (promo et cours déjà programmer) </text:p>
      <text:p text:style-name="Standard"/>
      <text:p text:style-name="Standard">Les CDP gèrent le planning des différentes promotions en définissant les demi-journées de présence. </text:p>
      <text:p text:style-name="Standard"/>
      <text:p text:style-name="Text_20_body">Un formateur ne peut intervenir que sur une seule formation.</text:p>
      <text:p text:style-name="Text_20_body">Plusieurs formateurs peuvent intervenir sur une même formation, mais pas nécessairement sur les mêmes demis-journées.</text:p>
      <text:p text:style-name="Text_20_body">Un apprenant ne peut suivre qu'une seule formation (et n'appartient donc qu'à une seule promotion).</text:p>
      <text:p text:style-name="Standard"/>
      <text:p text:style-name="Standard"><text:tab/><text:tab/><text:span text:style-name="T3">CDP</text:span></text:p>
      <text:p text:style-name="Standard"/>
      <text:list xml:id="list6677969325396951380" text:style-name="L1">
        <text:list-item>
          <text:p text:style-name="P1">création planning </text:p>
          <text:p text:style-name="P1"/>
        </text:list-item>
        <text:list-item>
          <text:p text:style-name="P1">voir disponibilité <text:s/>formateur pour une promotion</text:p>
        </text:list-item>
        <text:list-item>
          <text:p text:style-name="P1">voir disponibilité formateurs par demi-journées</text:p>
        </text:list-item>
        <text:list-item>
          <text:p text:style-name="P1">voir disponibilité pour plusieurs formateurs sur une promotions et une demi-journées</text:p>
        </text:list-item>
        <text:list-item>
          <text:p text:style-name="P1">création planning formateurs</text:p>
          <text:p text:style-name="P1"/>
        </text:list-item>
        <text:list-item>
          <text:p text:style-name="P1">créer planning d'une promotion</text:p>
        </text:list-item>
        <text:list-item>
          <text:p text:style-name="P1">créer planning apprenants</text:p>
        </text:list-item>
      </text:list>
      <text:p text:style-name="Standard"/>
      <text:p text:style-name="Standard"/>
      <text:list xml:id="list42534356" text:continue-numbering="true" text:style-name="L1">
        <text:list-item>
          <text:p text:style-name="P1">créer feuille d'émargement pour formateurs</text:p>
          <text:p text:style-name="P1"/>
        </text:list-item>
        <text:list-item>
          <text:p text:style-name="P1">donner feuille émargement aux formateurs</text:p>
        </text:list-item>
      </text:list>
      <text:p text:style-name="Standard"/>
      <text:p text:style-name="P3"/>
      <text:p text:style-name="P3">Formateurs</text:p>
      <text:p text:style-name="Standard"/>
      <text:list xml:id="list8784109074347427177" text:style-name="L2">
        <text:list-item>
          <text:p text:style-name="P2">vérifie planning</text:p>
        </text:list-item>
        <text:list-item>
          <text:p text:style-name="P2">vérifie promotion</text:p>
        </text:list-item>
        <text:list-item>
          <text:p text:style-name="P2">vérifie présence et absence</text:p>
        </text:list-item>
        <text:list-item>
          <text:p text:style-name="P2">fait signer feuille émargement</text:p>
        </text:list-item>
        <text:list-item>
          <text:p text:style-name="P2">donne feuille émargement à la CDP</text:p>
          <text:p text:style-name="P2"/>
        </text:list-item>
      </text:list>
      <text:p text:style-name="Standard"/>
      <text:p text:style-name="P3">CDP</text:p>
      <text:p text:style-name="P3"/>
      <text:list xml:id="list6636976979543318219" text:style-name="L3">
        <text:list-item>
          <text:p text:style-name="P5">reçoit feuille émargement</text:p>
        </text:list-item>
        <text:list-item>
          <text:p text:style-name="P5">vérifie planning promotions</text:p>
        </text:list-item>
        <text:list-item>
          <text:p text:style-name="P5">vérifie feuille émargement</text:p>
        </text:list-item>
        <text:list-item>
          <text:p text:style-name="P5">note présence et absence</text:p>
        </text:list-item>
      </text:list>
      <text:p text:style-name="P4"/>
      <text:list xml:id="list42535130" text:continue-numbering="true" text:style-name="L3">
        <text:list-item>
          <text:p text:style-name="P5">cherche élève</text:p>
        </text:list-item>
        <text:list-item>
          <text:p text:style-name="P5">demande de justificatif</text:p>
        </text:list-item>
        <text:list-item>
          <text:p text:style-name="P5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2T21:50:45.19</meta:creation-date>
    <dc:date>2020-07-22T22:31:59.54</dc:date>
    <meta:editing-duration>PT41M8S</meta:editing-duration>
    <meta:editing-cycles>16</meta:editing-cycles>
    <meta:generator>OpenOffice/4.1.7$Win32 OpenOffice.org_project/417m1$Build-9800</meta:generator>
    <meta:document-statistic meta:table-count="0" meta:image-count="0" meta:object-count="0" meta:page-count="2" meta:paragraph-count="29" meta:word-count="166" meta:character-count="1118"/>
  </office:meta>
</office:document-meta>
</file>